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4940" officeooo:paragraph-rsid="00194940"/>
    </style:style>
    <style:style style:name="P2" style:family="paragraph" style:parent-style-name="Standard">
      <style:text-properties officeooo:rsid="00194940" officeooo:paragraph-rsid="001a26f4"/>
    </style:style>
    <style:style style:name="P3" style:family="paragraph" style:parent-style-name="Standard">
      <style:text-properties officeooo:rsid="00194940" officeooo:paragraph-rsid="002fb739"/>
    </style:style>
    <style:style style:name="P4" style:family="paragraph" style:parent-style-name="Standard">
      <style:text-properties officeooo:rsid="00194940" officeooo:paragraph-rsid="001ea4f7"/>
    </style:style>
    <style:style style:name="P5" style:family="paragraph" style:parent-style-name="Standard">
      <style:text-properties fo:font-weight="bold" officeooo:rsid="00194940" officeooo:paragraph-rsid="00194940" style:font-weight-asian="bold" style:font-weight-complex="bold"/>
    </style:style>
    <style:style style:name="P6" style:family="paragraph" style:parent-style-name="Standard">
      <style:text-properties officeooo:rsid="001c348b" officeooo:paragraph-rsid="00245f48"/>
    </style:style>
    <style:style style:name="P7" style:family="paragraph" style:parent-style-name="Standard">
      <style:text-properties officeooo:rsid="001c348b" officeooo:paragraph-rsid="003af860"/>
    </style:style>
    <style:style style:name="P8" style:family="paragraph" style:parent-style-name="Standard">
      <style:text-properties officeooo:rsid="001c348b" officeooo:paragraph-rsid="003c791b"/>
    </style:style>
    <style:style style:name="P9" style:family="paragraph" style:parent-style-name="Standard">
      <style:text-properties officeooo:rsid="001c348b" officeooo:paragraph-rsid="003c9c71"/>
    </style:style>
    <style:style style:name="P10" style:family="paragraph" style:parent-style-name="Standard">
      <style:text-properties officeooo:paragraph-rsid="002fb739"/>
    </style:style>
    <style:style style:name="P11" style:family="paragraph" style:parent-style-name="Standard">
      <style:text-properties officeooo:rsid="001d7d04" officeooo:paragraph-rsid="001d7d04"/>
    </style:style>
    <style:style style:name="P12" style:family="paragraph" style:parent-style-name="Standard">
      <style:text-properties officeooo:rsid="001d7d04" officeooo:paragraph-rsid="0033d7b6"/>
    </style:style>
    <style:style style:name="P13" style:family="paragraph" style:parent-style-name="Standard">
      <style:text-properties officeooo:rsid="001d7d04" officeooo:paragraph-rsid="00396085"/>
    </style:style>
    <style:style style:name="P14" style:family="paragraph" style:parent-style-name="Standard">
      <style:text-properties officeooo:paragraph-rsid="001d7d04"/>
    </style:style>
    <style:style style:name="P15" style:family="paragraph" style:parent-style-name="Standard">
      <style:text-properties officeooo:rsid="001ea4f7" officeooo:paragraph-rsid="001ea4f7"/>
    </style:style>
    <style:style style:name="P16" style:family="paragraph" style:parent-style-name="Standard">
      <style:text-properties officeooo:rsid="001ea4f7" officeooo:paragraph-rsid="002798d4"/>
    </style:style>
    <style:style style:name="P17" style:family="paragraph" style:parent-style-name="Standard">
      <style:text-properties officeooo:rsid="001ea4f7" officeooo:paragraph-rsid="0033d7b6"/>
    </style:style>
    <style:style style:name="P18" style:family="paragraph" style:parent-style-name="Standard">
      <style:text-properties officeooo:rsid="001ea4f7" officeooo:paragraph-rsid="00396085"/>
    </style:style>
    <style:style style:name="P19" style:family="paragraph" style:parent-style-name="Standard">
      <style:text-properties officeooo:rsid="001ea4f7" officeooo:paragraph-rsid="003af860"/>
    </style:style>
    <style:style style:name="P20" style:family="paragraph" style:parent-style-name="Standard">
      <style:text-properties officeooo:paragraph-rsid="001ea4f7"/>
    </style:style>
    <style:style style:name="P21" style:family="paragraph" style:parent-style-name="Standard">
      <style:text-properties officeooo:rsid="001efdf8" officeooo:paragraph-rsid="001efdf8"/>
    </style:style>
    <style:style style:name="P22" style:family="paragraph" style:parent-style-name="Standard">
      <style:text-properties officeooo:rsid="001efdf8" officeooo:paragraph-rsid="0028fbb2"/>
    </style:style>
    <style:style style:name="P23" style:family="paragraph" style:parent-style-name="Standard">
      <style:text-properties officeooo:rsid="001efdf8" officeooo:paragraph-rsid="0033d7b6"/>
    </style:style>
    <style:style style:name="P24" style:family="paragraph" style:parent-style-name="Standard">
      <style:text-properties officeooo:rsid="001efdf8" officeooo:paragraph-rsid="003c791b"/>
    </style:style>
    <style:style style:name="P25" style:family="paragraph" style:parent-style-name="Standard">
      <style:text-properties officeooo:rsid="00208991" officeooo:paragraph-rsid="00208991"/>
    </style:style>
    <style:style style:name="P26" style:family="paragraph" style:parent-style-name="Standard">
      <style:text-properties officeooo:rsid="00208991" officeooo:paragraph-rsid="002798d4"/>
    </style:style>
    <style:style style:name="P27" style:family="paragraph" style:parent-style-name="Standard">
      <style:text-properties officeooo:rsid="00208991" officeooo:paragraph-rsid="0028fbb2"/>
    </style:style>
    <style:style style:name="P28" style:family="paragraph" style:parent-style-name="Standard">
      <style:text-properties officeooo:rsid="00208991" officeooo:paragraph-rsid="0033d7b6"/>
    </style:style>
    <style:style style:name="P29" style:family="paragraph" style:parent-style-name="Standard">
      <style:text-properties officeooo:rsid="00208991" officeooo:paragraph-rsid="003c791b"/>
    </style:style>
    <style:style style:name="P30" style:family="paragraph" style:parent-style-name="Standard">
      <style:text-properties officeooo:rsid="00208991" officeooo:paragraph-rsid="003c9c71"/>
    </style:style>
    <style:style style:name="P31" style:family="paragraph" style:parent-style-name="Standard">
      <style:text-properties officeooo:rsid="0021b431" officeooo:paragraph-rsid="002658db"/>
    </style:style>
    <style:style style:name="P32" style:family="paragraph" style:parent-style-name="Standard">
      <style:text-properties officeooo:rsid="00233a55" officeooo:paragraph-rsid="00233a55"/>
    </style:style>
    <style:style style:name="P33" style:family="paragraph" style:parent-style-name="Standard">
      <style:text-properties officeooo:rsid="00233a55" officeooo:paragraph-rsid="002658db"/>
    </style:style>
    <style:style style:name="P34" style:family="paragraph" style:parent-style-name="Standard">
      <style:text-properties officeooo:rsid="00233a55" officeooo:paragraph-rsid="0028fbb2"/>
    </style:style>
    <style:style style:name="P35" style:family="paragraph" style:parent-style-name="Standard">
      <style:text-properties officeooo:rsid="00233a55" officeooo:paragraph-rsid="0033d7b6"/>
    </style:style>
    <style:style style:name="P36" style:family="paragraph" style:parent-style-name="Standard">
      <style:text-properties officeooo:rsid="00233d85" officeooo:paragraph-rsid="002798d4"/>
    </style:style>
    <style:style style:name="P37" style:family="paragraph" style:parent-style-name="Standard">
      <style:text-properties officeooo:paragraph-rsid="002798d4"/>
    </style:style>
    <style:style style:name="P38" style:family="paragraph" style:parent-style-name="Standard">
      <style:text-properties officeooo:paragraph-rsid="00245f48"/>
    </style:style>
    <style:style style:name="P39" style:family="paragraph" style:parent-style-name="Standard">
      <style:text-properties officeooo:rsid="0031e9fc" officeooo:paragraph-rsid="0031e9fc"/>
    </style:style>
    <style:style style:name="P40" style:family="paragraph" style:parent-style-name="Standard">
      <style:text-properties officeooo:rsid="0031e9fc" officeooo:paragraph-rsid="0033d7b6"/>
    </style:style>
    <style:style style:name="P41" style:family="paragraph" style:parent-style-name="Standard">
      <style:text-properties officeooo:rsid="0031e9fc" officeooo:paragraph-rsid="00396085"/>
    </style:style>
    <style:style style:name="P42" style:family="paragraph" style:parent-style-name="Standard">
      <style:text-properties officeooo:rsid="0031e9fc" officeooo:paragraph-rsid="003af860"/>
    </style:style>
    <style:style style:name="P43" style:family="paragraph" style:parent-style-name="Standard">
      <style:text-properties officeooo:rsid="0031e9fc" officeooo:paragraph-rsid="003c791b"/>
    </style:style>
    <style:style style:name="P44" style:family="paragraph" style:parent-style-name="Standard">
      <style:text-properties officeooo:rsid="0031e9fc" officeooo:paragraph-rsid="003c9c71"/>
    </style:style>
    <style:style style:name="P45" style:family="paragraph" style:parent-style-name="Standard">
      <style:text-properties officeooo:paragraph-rsid="0033d7b6"/>
    </style:style>
    <style:style style:name="P46" style:family="paragraph" style:parent-style-name="Standard">
      <style:text-properties officeooo:paragraph-rsid="0024cd18"/>
    </style:style>
    <style:style style:name="P47" style:family="paragraph" style:parent-style-name="Standard">
      <style:text-properties officeooo:rsid="00361956" officeooo:paragraph-rsid="00361956"/>
    </style:style>
    <style:style style:name="P48" style:family="paragraph" style:parent-style-name="Standard">
      <style:text-properties officeooo:rsid="00361956" officeooo:paragraph-rsid="00372172"/>
    </style:style>
    <style:style style:name="P49" style:family="paragraph" style:parent-style-name="Standard">
      <style:text-properties officeooo:paragraph-rsid="00361956"/>
    </style:style>
    <style:style style:name="P50" style:family="paragraph" style:parent-style-name="Standard">
      <style:text-properties officeooo:rsid="003649a1" officeooo:paragraph-rsid="003649a1"/>
    </style:style>
    <style:style style:name="P51" style:family="paragraph" style:parent-style-name="Standard">
      <style:text-properties officeooo:paragraph-rsid="003649a1"/>
    </style:style>
    <style:style style:name="P52" style:family="paragraph" style:parent-style-name="Standard">
      <style:text-properties officeooo:rsid="00372172" officeooo:paragraph-rsid="00372172"/>
    </style:style>
    <style:style style:name="P53" style:family="paragraph" style:parent-style-name="Standard">
      <style:text-properties officeooo:paragraph-rsid="00372172"/>
    </style:style>
    <style:style style:name="P54" style:family="paragraph" style:parent-style-name="Standard">
      <style:text-properties officeooo:paragraph-rsid="0037fef3"/>
    </style:style>
    <style:style style:name="P55" style:family="paragraph" style:parent-style-name="Standard">
      <style:text-properties officeooo:paragraph-rsid="00396085"/>
    </style:style>
    <style:style style:name="P56" style:family="paragraph" style:parent-style-name="Standard">
      <style:text-properties officeooo:paragraph-rsid="003af860"/>
    </style:style>
    <style:style style:name="P57" style:family="paragraph" style:parent-style-name="Standard">
      <style:text-properties officeooo:paragraph-rsid="003c791b"/>
    </style:style>
    <style:style style:name="P58" style:family="paragraph" style:parent-style-name="Standard">
      <style:text-properties officeooo:paragraph-rsid="003c9c71"/>
    </style:style>
    <style:style style:name="P59" style:family="paragraph" style:parent-style-name="Standard">
      <style:text-properties officeooo:rsid="00194940" officeooo:paragraph-rsid="00194940"/>
    </style:style>
    <style:style style:name="P60" style:family="paragraph" style:parent-style-name="Standard" style:list-style-name="L1">
      <style:text-properties officeooo:rsid="00194940" officeooo:paragraph-rsid="002fb739"/>
    </style:style>
    <style:style style:name="P61" style:family="paragraph" style:parent-style-name="Standard" style:list-style-name="L1">
      <style:text-properties officeooo:paragraph-rsid="001c348b"/>
    </style:style>
    <style:style style:name="P62" style:family="paragraph" style:parent-style-name="Standard" style:list-style-name="L1">
      <style:text-properties officeooo:paragraph-rsid="002fb739"/>
    </style:style>
    <style:style style:name="P63" style:family="paragraph" style:parent-style-name="Standard" style:list-style-name="L1">
      <style:text-properties officeooo:rsid="001c348b" officeooo:paragraph-rsid="001c348b"/>
    </style:style>
    <style:style style:name="P64" style:family="paragraph" style:parent-style-name="Standard">
      <style:text-properties officeooo:rsid="001c348b" officeooo:paragraph-rsid="00245f48"/>
    </style:style>
    <style:style style:name="P65" style:family="paragraph" style:parent-style-name="Standard">
      <style:text-properties officeooo:rsid="001c348b" officeooo:paragraph-rsid="00423eb8"/>
    </style:style>
    <style:style style:name="P66" style:family="paragraph" style:parent-style-name="Standard">
      <style:text-properties officeooo:rsid="001c348b" officeooo:paragraph-rsid="0046f1e0"/>
    </style:style>
    <style:style style:name="P67" style:family="paragraph" style:parent-style-name="Standard" style:list-style-name="L1">
      <style:text-properties officeooo:rsid="00305dab" officeooo:paragraph-rsid="00305dab"/>
    </style:style>
    <style:style style:name="P68" style:family="paragraph" style:parent-style-name="Standard">
      <style:text-properties officeooo:rsid="0037fef3" officeooo:paragraph-rsid="0037fef3"/>
    </style:style>
    <style:style style:name="P69" style:family="paragraph" style:parent-style-name="Standard">
      <style:text-properties officeooo:rsid="00361956" officeooo:paragraph-rsid="00361956"/>
    </style:style>
    <style:style style:name="P70" style:family="paragraph" style:parent-style-name="Standard">
      <style:text-properties officeooo:rsid="003649a1" officeooo:paragraph-rsid="003649a1"/>
    </style:style>
    <style:style style:name="P71" style:family="paragraph" style:parent-style-name="Standard">
      <style:text-properties officeooo:rsid="00372172" officeooo:paragraph-rsid="00372172"/>
    </style:style>
    <style:style style:name="P72" style:family="paragraph" style:parent-style-name="Standard">
      <style:text-properties officeooo:rsid="00409f6f" officeooo:paragraph-rsid="00409f6f"/>
    </style:style>
    <style:style style:name="P73" style:family="paragraph" style:parent-style-name="Standard">
      <style:text-properties officeooo:paragraph-rsid="00245f48"/>
    </style:style>
    <style:style style:name="P74" style:family="paragraph" style:parent-style-name="Standard">
      <style:text-properties officeooo:rsid="001d7d04" officeooo:paragraph-rsid="0037fef3"/>
    </style:style>
    <style:style style:name="P75" style:family="paragraph" style:parent-style-name="Standard">
      <style:text-properties officeooo:rsid="001d7d04" officeooo:paragraph-rsid="00443493"/>
    </style:style>
    <style:style style:name="P76" style:family="paragraph" style:parent-style-name="Standard">
      <style:text-properties officeooo:rsid="001d7d04" officeooo:paragraph-rsid="00396085"/>
    </style:style>
    <style:style style:name="P77" style:family="paragraph" style:parent-style-name="Standard">
      <style:text-properties officeooo:rsid="001d7d04" officeooo:paragraph-rsid="0046f1e0"/>
    </style:style>
    <style:style style:name="P78" style:family="paragraph" style:parent-style-name="Standard">
      <style:text-properties officeooo:rsid="001d7d04" officeooo:paragraph-rsid="0048e60b"/>
    </style:style>
    <style:style style:name="P79" style:family="paragraph" style:parent-style-name="Standard">
      <style:text-properties officeooo:rsid="001d7d04" officeooo:paragraph-rsid="0028fbb2"/>
    </style:style>
    <style:style style:name="P80" style:family="paragraph" style:parent-style-name="Standard">
      <style:text-properties officeooo:rsid="001d7d04" officeooo:paragraph-rsid="001d7d04"/>
    </style:style>
    <style:style style:name="P81" style:family="paragraph" style:parent-style-name="Standard">
      <style:text-properties officeooo:rsid="001d7d04" officeooo:paragraph-rsid="004a9fdd"/>
    </style:style>
    <style:style style:name="P82" style:family="paragraph" style:parent-style-name="Standard">
      <style:text-properties officeooo:paragraph-rsid="00396085"/>
    </style:style>
    <style:style style:name="P83" style:family="paragraph" style:parent-style-name="Standard">
      <style:text-properties officeooo:paragraph-rsid="0046f1e0"/>
    </style:style>
    <style:style style:name="P84" style:family="paragraph" style:parent-style-name="Standard">
      <style:text-properties officeooo:paragraph-rsid="0031e9fc"/>
    </style:style>
    <style:style style:name="P85" style:family="paragraph" style:parent-style-name="Standard">
      <style:text-properties officeooo:rsid="0031e9fc" officeooo:paragraph-rsid="0031e9fc"/>
    </style:style>
    <style:style style:name="P86" style:family="paragraph" style:parent-style-name="Standard">
      <style:text-properties officeooo:paragraph-rsid="002798d4"/>
    </style:style>
    <style:style style:name="T1" style:family="text">
      <style:text-properties officeooo:rsid="00194940"/>
    </style:style>
    <style:style style:name="T2" style:family="text">
      <style:text-properties officeooo:rsid="001a26f4"/>
    </style:style>
    <style:style style:name="T3" style:family="text">
      <style:text-properties officeooo:rsid="001a7203"/>
    </style:style>
    <style:style style:name="T4" style:family="text">
      <style:text-properties officeooo:rsid="001c348b"/>
    </style:style>
    <style:style style:name="T5" style:family="text">
      <style:text-properties officeooo:rsid="001d7d04"/>
    </style:style>
    <style:style style:name="T6" style:family="text">
      <style:text-properties officeooo:rsid="001ea4f7"/>
    </style:style>
    <style:style style:name="T7" style:family="text">
      <style:text-properties officeooo:rsid="001efdf8"/>
    </style:style>
    <style:style style:name="T8" style:family="text">
      <style:text-properties officeooo:rsid="00208991"/>
    </style:style>
    <style:style style:name="T9" style:family="text">
      <style:text-properties officeooo:rsid="0021b431"/>
    </style:style>
    <style:style style:name="T10" style:family="text">
      <style:text-properties officeooo:rsid="00233a55"/>
    </style:style>
    <style:style style:name="T11" style:family="text">
      <style:text-properties officeooo:rsid="00245f48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45f48" style:font-style-asian="normal" style:font-style-complex="normal"/>
    </style:style>
    <style:style style:name="T14" style:family="text">
      <style:text-properties fo:font-style="normal" officeooo:rsid="001ea4f7" style:font-style-asian="normal" style:font-style-complex="normal"/>
    </style:style>
    <style:style style:name="T15" style:family="text">
      <style:text-properties fo:font-style="normal" officeooo:rsid="00208991" style:font-style-asian="normal" style:font-style-complex="normal"/>
    </style:style>
    <style:style style:name="T16" style:family="text">
      <style:text-properties fo:font-style="normal" officeooo:rsid="002658db" style:font-style-asian="normal" style:font-style-complex="normal"/>
    </style:style>
    <style:style style:name="T17" style:family="text">
      <style:text-properties fo:font-style="normal" officeooo:rsid="001d7d04" style:font-style-asian="normal" style:font-style-complex="normal"/>
    </style:style>
    <style:style style:name="T18" style:family="text">
      <style:text-properties fo:font-style="normal" officeooo:rsid="003c791b" style:font-style-asian="normal" style:font-style-complex="normal"/>
    </style:style>
    <style:style style:name="T19" style:family="text">
      <style:text-properties officeooo:rsid="0024cd18"/>
    </style:style>
    <style:style style:name="T20" style:family="text">
      <style:text-properties officeooo:rsid="002658db"/>
    </style:style>
    <style:style style:name="T21" style:family="text">
      <style:text-properties officeooo:rsid="002798d4"/>
    </style:style>
    <style:style style:name="T22" style:family="text">
      <style:text-properties officeooo:rsid="0028fbb2"/>
    </style:style>
    <style:style style:name="T23" style:family="text">
      <style:text-properties officeooo:rsid="002adc6f"/>
    </style:style>
    <style:style style:name="T24" style:family="text">
      <style:text-properties officeooo:rsid="002c28fb"/>
    </style:style>
    <style:style style:name="T25" style:family="text">
      <style:text-properties officeooo:rsid="002de998"/>
    </style:style>
    <style:style style:name="T26" style:family="text">
      <style:text-properties officeooo:rsid="002fb739"/>
    </style:style>
    <style:style style:name="T27" style:family="text">
      <style:text-properties officeooo:rsid="00305dab"/>
    </style:style>
    <style:style style:name="T28" style:family="text">
      <style:text-properties officeooo:rsid="00361956"/>
    </style:style>
    <style:style style:name="T29" style:family="text">
      <style:text-properties officeooo:rsid="003649a1"/>
    </style:style>
    <style:style style:name="T30" style:family="text">
      <style:text-properties officeooo:rsid="00372172"/>
    </style:style>
    <style:style style:name="T31" style:family="text">
      <style:text-properties officeooo:rsid="00379b47"/>
    </style:style>
    <style:style style:name="T32" style:family="text">
      <style:text-properties officeooo:rsid="0037fef3"/>
    </style:style>
    <style:style style:name="T33" style:family="text">
      <style:text-properties officeooo:rsid="00396085"/>
    </style:style>
    <style:style style:name="T34" style:family="text">
      <style:text-properties officeooo:rsid="003af860"/>
    </style:style>
    <style:style style:name="T35" style:family="text">
      <style:text-properties officeooo:rsid="003c791b"/>
    </style:style>
    <style:style style:name="T36" style:family="text">
      <style:text-properties officeooo:rsid="003c9c71"/>
    </style:style>
    <style:style style:name="T37" style:family="text">
      <style:text-properties officeooo:rsid="0048e60b"/>
    </style:style>
    <style:style style:name="T38" style:family="text">
      <style:text-properties officeooo:rsid="004b90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gion-specific random encounters</text:p>
      <text:p text:style-name="P1"/>
      <text:p text:style-name="P1">Monsters:</text:p>
      <text:p text:style-name="P1">- Ironlanders, majority of encounters</text:p>
      <text:p text:style-name="P1">– Broken, not found on barrier islands (they can’t be assumed to have ships)</text:p>
      <text:p text:style-name="P1">– Common folk: most ironlanders are these</text:p>
      <text:p text:style-name="P1">– Hunters: not on the barrier islands or jagged coast. Common in the forrests</text:p>
      <text:p text:style-name="P1">– Mystic: uncommon wherever Ironlanders are</text:p>
      <text:p text:style-name="P1">– Raiders: common wherever Ironlanders are, but particularly on the roads between settlements</text:p>
      <text:p text:style-name="P1">– Warriors: uncommon wherever Ironlanders are</text:p>
      <text:p text:style-name="P1"/>
      <text:p text:style-name="P1">- Firstborn</text:p>
      <text:p text:style-name="P1">– Elves: common in the forests, as are gaunts</text:p>
      <text:p text:style-name="P1">– <text:span text:style-name="T2">Giants, in the tempest hills and veiled mountains</text:span></text:p>
      <text:p text:style-name="P1">– <text:span text:style-name="T2">Primordials, are to be found in every region, but are specific to that region</text:span></text:p>
      <text:p text:style-name="P1">– <text:span text:style-name="T2">Trolls: Flooded Land, Hinterlands, Havens. Shy creatures, chance to not interact</text:span></text:p>
      <text:p text:style-name="P1">– <text:span text:style-name="T2">Varou: Deep Wilds, Hinterlands</text:span></text:p>
      <text:p text:style-name="P1"/>
      <text:p text:style-name="P1">- <text:span text:style-name="T2">Animals</text:span></text:p>
      <text:p text:style-name="P2">– <text:span text:style-name="T2">Silver bears: Veiled Mountains</text:span></text:p>
      <text:p text:style-name="P2">– <text:span text:style-name="T2">Ash bears: all woodlands</text:span></text:p>
      <text:p text:style-name="P1">– <text:span text:style-name="T2">Boar: common on the mainland</text:span></text:p>
      <text:p text:style-name="P1">– <text:span text:style-name="T2">Gaunt: Deep wilds, Hinterlands, with elves sometimes</text:span></text:p>
      <text:p text:style-name="P1">– <text:span text:style-name="T2">Marsh rat: Flooded lands, Hinterlands, Deep wilds</text:span></text:p>
      <text:p text:style-name="P1">– <text:span text:style-name="T2">Wolves: common outside settlements on the mainland, shy creatures</text:span></text:p>
      <text:p text:style-name="P1"/>
      <text:p text:style-name="P1">- <text:span text:style-name="T2">Beasts</text:span></text:p>
      <text:p text:style-name="P1">– <text:span text:style-name="T2">Basilisks: Flooded lands</text:span></text:p>
      <text:p text:style-name="P1">– <text:span text:style-name="T2">Elder beasts: massive kin of boars, bears and wolves (to be found where they are)</text:span></text:p>
      <text:p text:style-name="P1">– <text:span text:style-name="T3">Spiders: all woodlands</text:span></text:p>
      <text:p text:style-name="P1">– <text:span text:style-name="T3">Leviathan: barrier islands</text:span></text:p>
      <text:p text:style-name="P1">– <text:span text:style-name="T3">Mammoth: tempest hills, shy creature</text:span></text:p>
      <text:p text:style-name="P1">– <text:span text:style-name="T3">Tawny wyverns: Barrier Islands, jagged coast</text:span></text:p>
      <text:p text:style-name="P1">– <text:span text:style-name="T3">Verdant Wyverns: all forests</text:span></text:p>
      <text:p text:style-name="P1">– <text:span text:style-name="T3">Iron Wyverns: tempest hills, veiled mountains</text:span></text:p>
      <text:p text:style-name="P1"/>
      <text:p text:style-name="P1">- <text:span text:style-name="T3">Horrors</text:span></text:p>
      <text:p text:style-name="P1">– <text:span text:style-name="T3">Bonewalker: found wherever Ironlanders are found</text:span></text:p>
      <text:p text:style-name="P1">– <text:span text:style-name="T3">Chimera: found anywhere</text:span></text:p>
      <text:p text:style-name="P1">– <text:span text:style-name="T3">Frostbound: shattered wastes, veiled mountains</text:span></text:p>
      <text:p text:style-name="P1">– <text:span text:style-name="T3">Haunts: found everywhere</text:span></text:p>
      <text:p text:style-name="P1">– <text:span text:style-name="T3">Hollow: found anywhere elves are found</text:span></text:p>
      <text:p text:style-name="P1">– <text:span text:style-name="T3">Iron revenant: found everywhere</text:span></text:p>
      <text:p text:style-name="P1">– <text:span text:style-name="T3">Sodden: found near bodies of water</text:span></text:p>
      <text:p text:style-name="P1"/>
      <text:p text:style-name="P1">Regions:</text:p>
      <text:p text:style-name="P1">– Within settlements:</text:p>
      <text:list xml:id="list2235169021" text:style-name="L1">
        <text:list-item>
          <text:p text:style-name="P61">Common folk 70%</text:p>
        </text:list-item>
        <text:list-item>
          <text:p text:style-name="P63">Mystics 5%</text:p>
        </text:list-item>
        <text:list-item>
          <text:p text:style-name="P61"><text:span text:style-name="T4">Raiders </text:span><text:span text:style-name="T27">15</text:span><text:span text:style-name="T4">%</text:span></text:p>
        </text:list-item>
        <text:list-item>
          <text:p text:style-name="P61"><text:span text:style-name="T4">Warriors </text:span><text:span text:style-name="T27">1</text:span><text:span text:style-name="T4">0%</text:span></text:p>
        </text:list-item>
      </text:list>
      <text:p text:style-name="P1"/>
      <text:p text:style-name="P10"><text:soft-page-break/><text:span text:style-name="T1">– </text:span><text:span text:style-name="T26">Outside/close to</text:span><text:span text:style-name="T1"> settlements:</text:span></text:p>
      <text:list xml:id="list155016535851124" text:continue-numbering="true" text:style-name="L1">
        <text:list-item>
          <text:p text:style-name="P62">Common folk <text:span text:style-name="T27">50</text:span>%</text:p>
        </text:list-item>
        <text:list-item>
          <text:p text:style-name="P62"><text:span text:style-name="T4">Mystics </text:span><text:span text:style-name="T27">5</text:span><text:span text:style-name="T4">%</text:span></text:p>
        </text:list-item>
        <text:list-item>
          <text:p text:style-name="P62"><text:span text:style-name="T4">Raiders </text:span><text:span text:style-name="T27">30</text:span><text:span text:style-name="T4">%</text:span></text:p>
        </text:list-item>
        <text:list-item>
          <text:p text:style-name="P60"><text:span text:style-name="T4">Warriors </text:span><text:span text:style-name="T27">10</text:span><text:span text:style-name="T4">%</text:span></text:p>
        </text:list-item>
        <text:list-item>
          <text:p text:style-name="P67">Haunt 5%</text:p>
        </text:list-item>
      </text:list>
      <text:p text:style-name="P3"/>
      <text:p text:style-name="P1">– <text:span text:style-name="T4">Barrier islands:</text:span></text:p>
      <text:p text:style-name="P39">Foe | Type | Rank</text:p>
      <text:p text:style-name="P39">--- | --- | ---</text:p>
      <text:p text:style-name="P6">Common folk | Ironlander |<text:span text:style-name="T6"> </text:span><text:span text:style-name="T13">Troublesome</text:span></text:p>
      <text:p text:style-name="P72"><text:span text:style-name="T13">M</text:span><text:span text:style-name="T12">arsh Rat | Animal | Troublesome – there are no animals here without this animal</text:span></text:p>
      <text:p text:style-name="P6">Raider | Ironlander |<text:span text:style-name="T6"> </text:span><text:span text:style-name="T11">Dangerous</text:span></text:p>
      <text:p text:style-name="P65">Mystic | Ironlander |<text:span text:style-name="T6"> </text:span><text:span text:style-name="T11">Dangerous</text:span></text:p>
      <text:p text:style-name="P38"><text:span text:style-name="T4">Warrior | Ironlander |</text:span><text:span text:style-name="T6"> </text:span><text:span text:style-name="T11">Dangerous</text:span></text:p>
      <text:p text:style-name="P37"><text:span text:style-name="T4">Bonewalker | Horror |</text:span><text:span text:style-name="T8"> </text:span><text:span text:style-name="T21">Dangerous</text:span></text:p>
      <text:p text:style-name="P75">Sodden | Horror | <text:span text:style-name="T22">Formidable</text:span> most common horror</text:p>
      <text:p text:style-name="P74">Haunt | Horror |<text:span text:style-name="T10"> </text:span><text:span text:style-name="T21">Formidable</text:span></text:p>
      <text:p text:style-name="P84"><text:span text:style-name="T4">Tawny Wyvern | Beast | </text:span><text:span text:style-name="T21">Extreme</text:span></text:p>
      <text:p text:style-name="P81">Sea <text:span text:style-name="T20">P</text:span>rimordial | Firstborn | <text:span text:style-name="T20">Extreme</text:span></text:p>
      <text:p text:style-name="P79">Iron Revenant | Horror |<text:span text:style-name="T8"> </text:span><text:span text:style-name="T21">Extreme</text:span></text:p>
      <text:p text:style-name="P55"><text:span text:style-name="T5">Chimera</text:span><text:span text:style-name="T4"> | Horror |</text:span><text:span text:style-name="T8"> </text:span><text:span text:style-name="T21">Extreme</text:span></text:p>
      <text:p text:style-name="P13"><text:span text:style-name="T4">Leviathan | Beast | </text:span><text:span text:style-name="T21">Epic</text:span></text:p>
      <text:p text:style-name="P11"/>
      <text:p text:style-name="P14"><text:span text:style-name="T1">– </text:span><text:span text:style-name="T5">Ragged coast</text:span><text:span text:style-name="T4">:</text:span></text:p>
      <text:p text:style-name="P41">Foe | Type | Rank</text:p>
      <text:p text:style-name="P41">--- | --- | ---</text:p>
      <text:p text:style-name="P83"><text:span text:style-name="T5">Broken | Ironlander |</text:span><text:span text:style-name="T17"> </text:span><text:span text:style-name="T13">Troublesome</text:span></text:p>
      <text:p text:style-name="P38"><text:span text:style-name="T4">Common folk | Ironlander |</text:span><text:span text:style-name="T6"> </text:span><text:span text:style-name="T13">Troublesome</text:span></text:p>
      <text:p text:style-name="P66">Raider | Ironlander |<text:span text:style-name="T6"> </text:span><text:span text:style-name="T11">Dangerous</text:span></text:p>
      <text:p text:style-name="P38"><text:span text:style-name="T4">Mystic | Ironlander |</text:span><text:span text:style-name="T6"> </text:span><text:span text:style-name="T11">Dangerous</text:span></text:p>
      <text:p text:style-name="P6">Warrior | Ironlander |<text:span text:style-name="T6"> </text:span><text:span text:style-name="T11">Dangerous</text:span></text:p>
      <text:p text:style-name="P55"><text:span text:style-name="T5">Wolf | Animal |</text:span><text:span text:style-name="T8"> </text:span><text:span text:style-name="T20">Dangerous</text:span></text:p>
      <text:p text:style-name="P55"><text:span text:style-name="T5">Boar | Animal |</text:span><text:span text:style-name="T8"> </text:span><text:span text:style-name="T20">Dangerous</text:span></text:p>
      <text:p text:style-name="P55"><text:span text:style-name="T4">Bonewalker | Horror |</text:span><text:span text:style-name="T8"> </text:span><text:span text:style-name="T21">Dangerous</text:span></text:p>
      <text:p text:style-name="P77">Sodden | Horror | <text:span text:style-name="T22">Formidable</text:span> most common horror</text:p>
      <text:p text:style-name="P13">Haunt | Horror |<text:span text:style-name="T10"> </text:span><text:span text:style-name="T21">Formidable</text:span></text:p>
      <text:p text:style-name="P78">Sea <text:span text:style-name="T20">P</text:span>rimordial | Firstborn | <text:span text:style-name="T20">Extreme</text:span></text:p>
      <text:p text:style-name="P55"><text:span text:style-name="T4">Tawny Wyvern | Beast | </text:span><text:span text:style-name="T21">Extreme</text:span></text:p>
      <text:p text:style-name="P13">Iron Revenant | Horror |<text:span text:style-name="T8"> </text:span><text:span text:style-name="T21">Extreme</text:span></text:p>
      <text:p text:style-name="P55"><text:span text:style-name="T5">Chimera</text:span><text:span text:style-name="T4"> | Horror |</text:span><text:span text:style-name="T8"> </text:span><text:span text:style-name="T21">Extreme</text:span></text:p>
      <text:p text:style-name="P13"/>
      <text:p text:style-name="P11"/>
      <text:p text:style-name="P15">– Deep wilds</text:p>
      <text:p text:style-name="P41">Foe | Type | Rank</text:p>
      <text:p text:style-name="P41">--- <text:span text:style-name="T32">| </text:span>--- | --- | ---</text:p>
      <text:p text:style-name="P38"><text:span text:style-name="T33">0.05 | </text:span><text:span text:style-name="T1">Broken | </text:span><text:span text:style-name="T6">Ironlander |</text:span><text:span text:style-name="T14"> </text:span><text:span text:style-name="T13">Troublesome</text:span></text:p>
      <text:p text:style-name="P18"><text:span text:style-name="T33">0.15 | </text:span>Marsh Rat | Animal |<text:span text:style-name="T8"> </text:span><text:span text:style-name="T20">Troublesome</text:span></text:p>
      <text:p text:style-name="P56"><text:span text:style-name="T33">0.</text:span><text:span text:style-name="T34">1</text:span><text:span text:style-name="T33"> </text:span><text:span text:style-name="T34">| </text:span><text:span text:style-name="T1">Hunters | </text:span><text:span text:style-name="T6">Ironlander | </text:span><text:span text:style-name="T11">Dangerous</text:span></text:p>
      <text:p text:style-name="P38"><text:span text:style-name="T33">0.01 | </text:span><text:span text:style-name="T1">Mystic | </text:span><text:span text:style-name="T6">Ironlander | </text:span><text:span text:style-name="T11">Dangerous</text:span></text:p>
      <text:p text:style-name="P56"><text:span text:style-name="T33">0.0 | </text:span><text:span text:style-name="T1">Raider | </text:span><text:span text:style-name="T6">Ironlander | </text:span><text:span text:style-name="T11">Dangerous</text:span><text:span text:style-name="T20">, </text:span><text:span text:style-name="T34">cluttered rank, remove</text:span></text:p>
      <text:p text:style-name="P38"><text:span text:style-name="T34">0.0 | </text:span><text:span text:style-name="T1">Warrior | </text:span><text:span text:style-name="T6">Ironlander | </text:span><text:span text:style-name="T11">Dangerous, </text:span><text:span text:style-name="T34">cluttered rank, remove</text:span></text:p>
      <text:p text:style-name="P20"><text:soft-page-break/><text:span text:style-name="T34">0.11 | </text:span><text:span text:style-name="T6">Elf | Firstborn | </text:span><text:span text:style-name="T19">Dangerous</text:span></text:p>
      <text:p text:style-name="P56"><text:span text:style-name="T34">0.05 | </text:span><text:span text:style-name="T6">Varou | Firstborn | </text:span><text:span text:style-name="T20">Dangerous</text:span></text:p>
      <text:p text:style-name="P56"><text:span text:style-name="T34">0.0 | </text:span><text:span text:style-name="T6">Boar | Animal |</text:span><text:span text:style-name="T8"> </text:span><text:span text:style-name="T20">Dangerous, </text:span><text:span text:style-name="T34">cluttered rank, remove</text:span></text:p>
      <text:p text:style-name="P19"><text:span text:style-name="T34">0.06 | </text:span>Gaunt | Animal |<text:span text:style-name="T8"> </text:span><text:span text:style-name="T20">Dangerous</text:span></text:p>
      <text:p text:style-name="P56"><text:span text:style-name="T34">0.00 | </text:span><text:span text:style-name="T6">Wolf | Animal |</text:span><text:span text:style-name="T8"> </text:span><text:span text:style-name="T20">Dangerous, </text:span><text:span text:style-name="T34">cluttered rank, remove</text:span></text:p>
      <text:p text:style-name="P19"><text:span text:style-name="T34">0.02 | </text:span><text:span text:style-name="T21">Harrow </text:span>Spider | Beast | <text:span text:style-name="T21">Dangerous</text:span></text:p>
      <text:p text:style-name="P19"><text:span text:style-name="T33">0.0 | </text:span>Bonewalker | Horror |<text:span text:style-name="T8"> </text:span><text:span text:style-name="T21">Dangerous, </text:span><text:span text:style-name="T34">cluttered rank, remove</text:span></text:p>
      <text:p text:style-name="P17"><text:span text:style-name="T34">0.2 | </text:span>Ash Bear | Animal |<text:span text:style-name="T8"> </text:span><text:span text:style-name="T20">Formidable</text:span></text:p>
      <text:p text:style-name="P56"><text:span text:style-name="T34">0.05 | </text:span><text:span text:style-name="T6">Haunt | Horror |</text:span><text:span text:style-name="T10"> </text:span><text:span text:style-name="T21">Formidable</text:span></text:p>
      <text:p text:style-name="P56"><text:span text:style-name="T34">0.06 | </text:span><text:span text:style-name="T6">Elder Beast | Beast |</text:span><text:span text:style-name="T8"> </text:span><text:span text:style-name="T20">Extreme</text:span></text:p>
      <text:p text:style-name="P19"><text:span text:style-name="T34">0.06 | </text:span><text:span text:style-name="T20">Forest</text:span> primordial | Firstborn | <text:span text:style-name="T20">Extreme</text:span></text:p>
      <text:p text:style-name="P19"><text:span text:style-name="T34">0.05 | </text:span>Verdant Wyvern | Beast |<text:span text:style-name="T4"> </text:span><text:span text:style-name="T21">Extreme</text:span></text:p>
      <text:p text:style-name="P19"><text:span text:style-name="T34">0.01 | </text:span>Chimera | Horror |<text:span text:style-name="T8"> </text:span><text:span text:style-name="T21">Extreme</text:span></text:p>
      <text:p text:style-name="P19"><text:span text:style-name="T34">0.01 | </text:span>Hollow | Horror |<text:span text:style-name="T8"> </text:span><text:span text:style-name="T21">Extreme</text:span></text:p>
      <text:p text:style-name="P19"><text:span text:style-name="T34">0.01 | </text:span>Iron Revenant | Horror |<text:span text:style-name="T8"> </text:span><text:span text:style-name="T21">Extreme</text:span></text:p>
      <text:p text:style-name="P16"/>
      <text:p text:style-name="P4">– <text:span text:style-name="T7">Flooded lands</text:span></text:p>
      <text:p text:style-name="P42"><text:span text:style-name="T32">Probability | </text:span>Foe | Type | Rank</text:p>
      <text:p text:style-name="P42">--- <text:span text:style-name="T32">| </text:span>--- | --- | ---</text:p>
      <text:p text:style-name="P40"><text:span text:style-name="T34">0.1 | </text:span><text:span text:style-name="T20">Marsh</text:span><text:span text:style-name="T7"> Rat | Animal |</text:span><text:span text:style-name="T8"> </text:span><text:span text:style-name="T20">Troublesome</text:span></text:p>
      <text:p text:style-name="P56"><text:span text:style-name="T34">0.05 | </text:span><text:span text:style-name="T5">Broken | Ironlander |</text:span><text:span text:style-name="T14"> </text:span><text:span text:style-name="T13">Troublesome</text:span></text:p>
      <text:p text:style-name="P7"><text:span text:style-name="T34">0.05 | </text:span>Common folk | Ironlander |<text:span text:style-name="T14"> </text:span><text:span text:style-name="T13">Troublesome</text:span></text:p>
      <text:p text:style-name="P56"><text:span text:style-name="T34">0.01 | </text:span><text:span text:style-name="T4">Mystic | Ironlander |</text:span><text:span text:style-name="T6"> </text:span><text:span text:style-name="T11">Dangerous</text:span></text:p>
      <text:p text:style-name="P57"><text:span text:style-name="T34">0.</text:span><text:span text:style-name="T35">24</text:span><text:span text:style-name="T34"> | </text:span><text:span text:style-name="T4">Raider | Ironlander |</text:span><text:span text:style-name="T6"> </text:span><text:span text:style-name="T11">Dangerous</text:span></text:p>
      <text:p text:style-name="P57"><text:span text:style-name="T34">0.0</text:span><text:span text:style-name="T35">9</text:span><text:span text:style-name="T34"> | </text:span><text:span text:style-name="T4">Warrior | Ironlander |</text:span><text:span text:style-name="T6"> </text:span><text:span text:style-name="T11">Dangerous</text:span></text:p>
      <text:p text:style-name="P57"><text:span text:style-name="T34">0.0</text:span><text:span text:style-name="T35">1</text:span><text:span text:style-name="T34"> | </text:span><text:span text:style-name="T7">Bonewalker | Horror |</text:span><text:span text:style-name="T8"> </text:span><text:span text:style-name="T21">Dangerous</text:span></text:p>
      <text:p text:style-name="P45"><text:span text:style-name="T35">0.03 | </text:span><text:span text:style-name="T7">Haunt | Horror |</text:span><text:span text:style-name="T10"> </text:span><text:span text:style-name="T21">Formidable</text:span></text:p>
      <text:p text:style-name="P57"><text:span text:style-name="T35">0.02 | </text:span><text:span text:style-name="T7">Troll | Firstborn | </text:span><text:span text:style-name="T20">Formidable,</text:span><text:span text:style-name="T7"> shy creature</text:span></text:p>
      <text:p text:style-name="P57"><text:span text:style-name="T35">0.2 | </text:span><text:span text:style-name="T7">Sodden | Horror |</text:span><text:span text:style-name="T5"> </text:span><text:span text:style-name="T22">Formidable</text:span><text:span text:style-name="T7"> Most common horror</text:span></text:p>
      <text:p text:style-name="P57"><text:span text:style-name="T35">0.1 | </text:span><text:span text:style-name="T7">Basilisk | Beast | </text:span><text:span text:style-name="T20">Extreme</text:span></text:p>
      <text:p text:style-name="P57"><text:span text:style-name="T35">0.01 | </text:span><text:span text:style-name="T7">Chimera | Horror |</text:span><text:span text:style-name="T8"> </text:span><text:span text:style-name="T21">Extreme</text:span></text:p>
      <text:p text:style-name="P57"><text:span text:style-name="T35">0.08 | </text:span><text:span text:style-name="T20">River</text:span><text:span text:style-name="T7"> Primordial | Firstborn | </text:span><text:span text:style-name="T20">Extreme</text:span></text:p>
      <text:p text:style-name="P57"><text:span text:style-name="T35">0.01 | </text:span><text:span text:style-name="T7">Iron Revenant | Horror |</text:span><text:span text:style-name="T8"> </text:span><text:span text:style-name="T21">Extreme</text:span></text:p>
      <text:p text:style-name="P22"/>
      <text:p text:style-name="P21">– Havens</text:p>
      <text:p text:style-name="P43"><text:span text:style-name="T32">Probability | </text:span>Foe | Type | Rank</text:p>
      <text:p text:style-name="P43">--- <text:span text:style-name="T32">| </text:span>--- | --- | ---</text:p>
      <text:p text:style-name="P12"><text:span text:style-name="T35">0.1 | </text:span>Broken | Ironlander |<text:span text:style-name="T14"> </text:span><text:span text:style-name="T13">Troublesome</text:span></text:p>
      <text:p text:style-name="P57"><text:span text:style-name="T35">0.2 | </text:span><text:span text:style-name="T4">Common folk | Ironlander |</text:span><text:span text:style-name="T14"> </text:span><text:span text:style-name="T13">Troublesome</text:span></text:p>
      <text:p text:style-name="P57"><text:span text:style-name="T35">0.01 | </text:span><text:span text:style-name="T4">Mystic | Ironlander |</text:span><text:span text:style-name="T6"> </text:span><text:span text:style-name="T11">Dangerous</text:span></text:p>
      <text:p text:style-name="P57"><text:span text:style-name="T35">0.2 | </text:span><text:span text:style-name="T4">Raider | Ironlander |</text:span><text:span text:style-name="T6"> </text:span><text:span text:style-name="T11">Dangerous</text:span></text:p>
      <text:p text:style-name="P8"><text:span text:style-name="T35">0.05 | </text:span>Warrior | Ironlander |<text:span text:style-name="T6"> </text:span><text:span text:style-name="T11">Dangerous</text:span></text:p>
      <text:p text:style-name="P57"><text:span text:style-name="T35">0.02 | </text:span><text:span text:style-name="T7">Boar | Animal |</text:span><text:span text:style-name="T8"> </text:span><text:span text:style-name="T20">Dangerous</text:span></text:p>
      <text:p text:style-name="P24"><text:span text:style-name="T18">0.02 | </text:span><text:span text:style-name="T13">Wolf | Animal |</text:span><text:span text:style-name="T15"> </text:span><text:span text:style-name="T16">Dangerous</text:span></text:p>
      <text:p text:style-name="P23"><text:span text:style-name="T35">0.0 | </text:span>Bonewalker | Horror |<text:span text:style-name="T8"> </text:span><text:span text:style-name="T21">Dangerous, </text:span><text:span text:style-name="T35">cluttered rank, remove</text:span></text:p>
      <text:p text:style-name="P21"><text:span text:style-name="T35">0.05 | </text:span>Troll | Firstborn | <text:span text:style-name="T20">Formidable</text:span> rare creature</text:p>
      <text:p text:style-name="P57"><text:span text:style-name="T35">0.2 | </text:span><text:span text:style-name="T7">Haunt | Horror |</text:span><text:span text:style-name="T10"> </text:span><text:span text:style-name="T21">Formidable</text:span></text:p>
      <text:p text:style-name="P24"><text:span text:style-name="T35">0.08 | </text:span><text:span text:style-name="T19">River</text:span> Primordial | Firstborn | <text:span text:style-name="T20">Extreme</text:span></text:p>
      <text:p text:style-name="P57"><text:span text:style-name="T35">0.05 | </text:span><text:span text:style-name="T7">Elder Beast | Beast |</text:span><text:span text:style-name="T8"> </text:span><text:span text:style-name="T20">Extreme</text:span></text:p>
      <text:p text:style-name="P24"><text:span text:style-name="T35">0.01 | </text:span>Chimera | Horror |<text:span text:style-name="T8"> </text:span><text:span text:style-name="T21">Extreme</text:span></text:p>
      <text:p text:style-name="P24"><text:span text:style-name="T35">0.01 | </text:span>Iron Revenant | Horror |<text:span text:style-name="T8"> </text:span><text:span text:style-name="T21">Extreme</text:span></text:p>
      <text:p text:style-name="P21"/>
      <text:p text:style-name="P21"><text:soft-page-break/></text:p>
      <text:p text:style-name="P21"/>
      <text:p text:style-name="P25">– Hinterlands</text:p>
      <text:p text:style-name="P43"><text:span text:style-name="T32">Probability | </text:span>Foe | Type | Rank</text:p>
      <text:p text:style-name="P43">--- <text:span text:style-name="T32">| </text:span>--- | --- | ---</text:p>
      <text:p text:style-name="P12"><text:span text:style-name="T35">0.05 | </text:span>Broken | Ironlander |<text:span text:style-name="T14"> </text:span><text:span text:style-name="T13">Troublesome</text:span></text:p>
      <text:p text:style-name="P57"><text:span text:style-name="T35">0.02 | </text:span><text:span text:style-name="T4">Common folk | Ironlander |</text:span><text:span text:style-name="T14"> </text:span><text:span text:style-name="T13">Troublesome</text:span></text:p>
      <text:p text:style-name="P57"><text:span text:style-name="T18">0.08 | </text:span><text:span text:style-name="T13">Marsh Rat | Animal | </text:span><text:span text:style-name="T16">Troublesome</text:span></text:p>
      <text:p text:style-name="P8"><text:span text:style-name="T18">0.0 | </text:span>Mystic | Ironlander |<text:span text:style-name="T6"> </text:span><text:span text:style-name="T11">Dangerous, </text:span><text:span text:style-name="T35">cluttered rank, remove</text:span></text:p>
      <text:p text:style-name="P57"><text:span text:style-name="T18">0.04 | </text:span><text:span text:style-name="T8">Hunter</text:span><text:span text:style-name="T4"> | Ironlander |</text:span><text:span text:style-name="T6"> </text:span><text:span text:style-name="T11">Dangerous</text:span></text:p>
      <text:p text:style-name="P6"><text:span text:style-name="T35">0 | </text:span>Raider | Ironlander |<text:span text:style-name="T6"> </text:span><text:span text:style-name="T11">Dangerous, </text:span><text:span text:style-name="T35">cluttered rank, remove</text:span></text:p>
      <text:p text:style-name="P8"><text:span text:style-name="T35">0 | </text:span>Warrior | Ironlander |<text:span text:style-name="T6"> </text:span><text:span text:style-name="T11">Dangerous, </text:span><text:span text:style-name="T35">cluttered rank, remove</text:span></text:p>
      <text:p text:style-name="P46"><text:span text:style-name="T35">0.1 | </text:span><text:span text:style-name="T8">Elf | Firstborn |</text:span><text:span text:style-name="T6"> </text:span><text:span text:style-name="T19">Dangerous</text:span></text:p>
      <text:p text:style-name="P57"><text:span text:style-name="T35">0.05 | </text:span><text:span text:style-name="T8">Varou | Firstborn | </text:span><text:span text:style-name="T20">Dangerous</text:span></text:p>
      <text:p text:style-name="P29"><text:span text:style-name="T35">0 | </text:span>Boar | Animal | <text:span text:style-name="T20">Dangerous</text:span><text:span text:style-name="T11">, </text:span><text:span text:style-name="T35">cluttered rank, remove</text:span></text:p>
      <text:p text:style-name="P28"><text:span text:style-name="T35">0.03 </text:span>Ga<text:span text:style-name="T19">u</text:span>nt | Animal | <text:span text:style-name="T20">Dangerous</text:span></text:p>
      <text:p text:style-name="P29"><text:span text:style-name="T35">0 | </text:span>Wolf | Animal | <text:span text:style-name="T20">Dangerous</text:span><text:span text:style-name="T11">, </text:span><text:span text:style-name="T35">cluttered rank, remove</text:span></text:p>
      <text:p text:style-name="P29"><text:span text:style-name="T35">0.03 | </text:span><text:span text:style-name="T21">Harrow </text:span>Spider | Beast |<text:span text:style-name="T6"> </text:span><text:span text:style-name="T21">Dangerous</text:span></text:p>
      <text:p text:style-name="P29"><text:span text:style-name="T35">0 | </text:span>Bonewalker | Horror | <text:span text:style-name="T21">Dangerous</text:span><text:span text:style-name="T11">, </text:span><text:span text:style-name="T35">cluttered rank, remove</text:span></text:p>
      <text:p text:style-name="P25"><text:span text:style-name="T36">0.05 | </text:span>Troll | Firstborn | <text:span text:style-name="T20">Formidable</text:span> shy creature</text:p>
      <text:p text:style-name="P30"><text:span text:style-name="T36">0.05 | </text:span>Haunt | Horror |<text:span text:style-name="T10"> </text:span><text:span text:style-name="T21">Formidable</text:span></text:p>
      <text:p text:style-name="P58"><text:span text:style-name="T36">0.2 | </text:span><text:span text:style-name="T8">Ash </text:span><text:span text:style-name="T20">B</text:span><text:span text:style-name="T8">ear | Animal | </text:span><text:span text:style-name="T20">Formidable</text:span></text:p>
      <text:p text:style-name="P58"><text:span text:style-name="T36">0.05 | </text:span><text:span text:style-name="T8">Elder Beast | Beast | </text:span><text:span text:style-name="T20">Extreme</text:span></text:p>
      <text:p text:style-name="P58"><text:span text:style-name="T36">0.05 | </text:span><text:span text:style-name="T19">Forest</text:span><text:span text:style-name="T8"> Primordial | Firstborn | </text:span><text:span text:style-name="T20">Extreme</text:span></text:p>
      <text:p text:style-name="P30"><text:span text:style-name="T36">0.1 | </text:span>Verdant Wyvern | Beast |<text:span text:style-name="T4"> </text:span><text:span text:style-name="T21">Extreme</text:span></text:p>
      <text:p text:style-name="P58"><text:span text:style-name="T36">0.0 | </text:span><text:span text:style-name="T8">Chimera | Horror | </text:span><text:span text:style-name="T21">Extreme, </text:span><text:span text:style-name="T36">cluttered rank, remove</text:span></text:p>
      <text:p text:style-name="P58"><text:span text:style-name="T36">0.1 | </text:span><text:span text:style-name="T8">Hollow | Horror | </text:span><text:span text:style-name="T21">Extreme</text:span></text:p>
      <text:p text:style-name="P58"><text:span text:style-name="T36">0.0 | </text:span><text:span text:style-name="T8">Iron Rev</text:span><text:span text:style-name="T21">e</text:span><text:span text:style-name="T8">n</text:span><text:span text:style-name="T21">a</text:span><text:span text:style-name="T8">nt | Horror | </text:span><text:span text:style-name="T21">Extreme, </text:span><text:span text:style-name="T36">cluttered rank, remove</text:span></text:p>
      <text:p text:style-name="P25"/>
      <text:p text:style-name="P30"><text:span text:style-name="T28">0.1 | 0.</text:span><text:span text:style-name="T32">2</text:span><text:span text:style-name="T28"> | 0.3</text:span><text:span text:style-name="T29">5</text:span><text:span text:style-name="T28"> | 0.</text:span><text:span text:style-name="T29">35</text:span><text:span text:style-name="T28"> | 0</text:span></text:p>
      <text:p text:style-name="P25"/>
      <text:p text:style-name="P25">– Tempest Hills</text:p>
      <text:p text:style-name="P44"><text:span text:style-name="T32">Probability | </text:span>Foe | Type | Rank</text:p>
      <text:p text:style-name="P44">--- <text:span text:style-name="T32">| </text:span>--- | --- | ---</text:p>
      <text:p text:style-name="P6"><text:span text:style-name="T36">0.1 | </text:span>Common folk | Ironlander |<text:span text:style-name="T6"> </text:span><text:span text:style-name="T13">Troublesome</text:span></text:p>
      <text:p text:style-name="P58"><text:span text:style-name="T36">0.01 | </text:span><text:span text:style-name="T4">Mystic | Ironlander |</text:span><text:span text:style-name="T6"> </text:span><text:span text:style-name="T11">Dangerous</text:span></text:p>
      <text:p text:style-name="P9"><text:span text:style-name="T36">0.12 | </text:span>Raider | Ironlander |<text:span text:style-name="T6"> </text:span><text:span text:style-name="T11">Dangerous</text:span></text:p>
      <text:p text:style-name="P9"><text:span text:style-name="T36">0.03 | </text:span>Warrior | Ironlander |<text:span text:style-name="T6"> </text:span><text:span text:style-name="T11">Dangerous</text:span></text:p>
      <text:p text:style-name="P30"><text:span text:style-name="T36">0.0 | </text:span>Bonewalker | Horror | <text:span text:style-name="T21">Dangerous, </text:span><text:span text:style-name="T36">cluttered, remove</text:span></text:p>
      <text:p text:style-name="P58"><text:span text:style-name="T36">0.04 | </text:span><text:span text:style-name="T9">Wolf | Animal |</text:span><text:span text:style-name="T8"> </text:span><text:span text:style-name="T20">Dangerous</text:span></text:p>
      <text:p text:style-name="P30"><text:span text:style-name="T36">0.1 | </text:span>Haunt | Horror |<text:span text:style-name="T10"> </text:span><text:span text:style-name="T21">Formidable</text:span></text:p>
      <text:p text:style-name="P58"><text:span text:style-name="T36">0.2 | Pack of wolves</text:span><text:span text:style-name="T8"> | </text:span><text:span text:style-name="T36">Animal</text:span><text:span text:style-name="T8"> |</text:span><text:span text:style-name="T10"> </text:span><text:span text:style-name="T21">Formidable</text:span></text:p>
      <text:p text:style-name="P31"><text:span text:style-name="T36">0.5 | </text:span>Elder Beast | Beast |<text:span text:style-name="T8"> </text:span><text:span text:style-name="T20">Extreme</text:span> wolf only</text:p>
      <text:p text:style-name="P58"><text:span text:style-name="T36">0.02 | </text:span><text:span text:style-name="T10">Mammoth | Beast | </text:span><text:span text:style-name="T21">Extreme, </text:span><text:span text:style-name="T36">shy creature</text:span></text:p>
      <text:p text:style-name="P58"><text:span text:style-name="T36">0.05 | </text:span><text:span text:style-name="T10">Iron Wyvern | Beast | </text:span><text:span text:style-name="T21">Extreme</text:span></text:p>
      <text:p text:style-name="P26"><text:span text:style-name="T36">0 | </text:span>Chimera | Horror | <text:span text:style-name="T21">Extreme, </text:span><text:span text:style-name="T36">cluttered, remove</text:span></text:p>
      <text:p text:style-name="P28">Mountain Primordial | Firstborn | <text:span text:style-name="T20">Extreme</text:span></text:p>
      <text:p text:style-name="P27"><text:span text:style-name="T36">0 | </text:span>Iron Revenant | Horror | <text:span text:style-name="T21">Extreme, </text:span><text:span text:style-name="T36">cluttered, remove</text:span></text:p>
      <text:p text:style-name="P30"><text:span text:style-name="T36">0.05 | </text:span>Giant | Firstborn | <text:span text:style-name="T19">Extreme</text:span></text:p>
      <text:p text:style-name="P32"/>
      <text:p text:style-name="P32">– Veiled Mountains</text:p>
      <text:p text:style-name="P39">Foe | Type | Rank</text:p>
      <text:p text:style-name="P39"><text:soft-page-break/>--- | --- | ---</text:p>
      <text:p text:style-name="P6">Common folk | Ironlander |<text:span text:style-name="T14"> </text:span><text:span text:style-name="T13">Troublesome</text:span></text:p>
      <text:p text:style-name="P38"><text:span text:style-name="T4">Mystic | Ironlander |</text:span><text:span text:style-name="T6"> </text:span><text:span text:style-name="T11">Dangerous</text:span></text:p>
      <text:p text:style-name="P6">Warrior | Ironlander |<text:span text:style-name="T6"> </text:span><text:span text:style-name="T11">Dangerous</text:span></text:p>
      <text:p text:style-name="P28">Bonewalker | Horror | <text:span text:style-name="T21">Dangerous</text:span></text:p>
      <text:p text:style-name="P33">Silver Bear | Animal |<text:span text:style-name="T8"> </text:span><text:span text:style-name="T20">Formidable</text:span></text:p>
      <text:p text:style-name="P37"><text:span text:style-name="T10">Frostbound</text:span><text:span text:style-name="T8"> | Horror | </text:span><text:span text:style-name="T21">Formidable</text:span><text:span text:style-name="T8"> </text:span><text:span text:style-name="T10">most common </text:span><text:span text:style-name="T21">horror</text:span></text:p>
      <text:p text:style-name="P26">Haunt | Horror |<text:span text:style-name="T10"> </text:span><text:span text:style-name="T21">Formidable</text:span></text:p>
      <text:p text:style-name="P27">Iron Revenant | Horror | <text:span text:style-name="T21">Extreme</text:span></text:p>
      <text:p text:style-name="P28">Giant | Firstborn | <text:span text:style-name="T19">Extreme</text:span></text:p>
      <text:p text:style-name="P28">Chimera | Horror | <text:span text:style-name="T21">Extreme</text:span></text:p>
      <text:p text:style-name="P28">Mountain Primordial | Firstborn | <text:span text:style-name="T20">Extreme</text:span></text:p>
      <text:p text:style-name="P45"><text:span text:style-name="T9">Elder Beast | Beast |</text:span><text:span text:style-name="T8"> </text:span><text:span text:style-name="T20">Extreme</text:span><text:span text:style-name="T9"> </text:span><text:span text:style-name="T10">bear</text:span><text:span text:style-name="T9"> only</text:span></text:p>
      <text:p text:style-name="P35">Iron Wyvern | Beast | <text:span text:style-name="T21">Extreme</text:span></text:p>
      <text:p text:style-name="P28"/>
      <text:p text:style-name="P32">– Shattered Wastes</text:p>
      <text:p text:style-name="P39">Foe | Type | Rank</text:p>
      <text:p text:style-name="P39">--- | --- | ---</text:p>
      <text:p text:style-name="P38"><text:span text:style-name="T4">Mystic | Ironlander |</text:span><text:span text:style-name="T6"> </text:span><text:span text:style-name="T11">Dangerous</text:span></text:p>
      <text:p text:style-name="P37"><text:span text:style-name="T10">Frostbound | Horror | </text:span><text:span text:style-name="T21">Formidable</text:span></text:p>
      <text:p text:style-name="P36">Haunt | Horror |<text:span text:style-name="T10"> </text:span><text:span text:style-name="T21">Formidable</text:span></text:p>
      <text:p text:style-name="P35">Ice Primordial | <text:span text:style-name="T20">Firstborn</text:span> | <text:span text:style-name="T23">E</text:span><text:span text:style-name="T25">xtreme</text:span></text:p>
      <text:p text:style-name="P34">Iron Revenant | Horror |<text:span text:style-name="T8"> </text:span><text:span text:style-name="T21">Extreme</text:span></text:p>
      <text:p text:style-name="P35"><text:span text:style-name="T24">Giant </text:span>Ice Primordial | <text:span text:style-name="T20">Firstborn</text:span> | <text:span text:style-name="T23">Epic</text:span></text:p>
      <text:p text:style-name="P35"/>
      <text:p text:style-name="P47">– Probabilities <text:span text:style-name="T30">of encounter by rank</text:span></text:p>
      <text:p text:style-name="P47">Region | Troublesome | Dangerous | Formidable | Extreme | Epic</text:p>
      <text:p text:style-name="P47">--- | --- | --- | --- | --- | ---</text:p>
      <text:p text:style-name="P68">Global | 0.2 | 0.35 | 0.25 | 0.1<text:span text:style-name="T38">8</text:span> | 0.0<text:span text:style-name="T38">3</text:span></text:p>
      <text:p text:style-name="P49"><text:span text:style-name="T28">Barrier Islands | 0.2 | 0.</text:span><text:span text:style-name="T32">35</text:span><text:span text:style-name="T28"> | 0.25 | 0.</text:span><text:span text:style-name="T32">15</text:span><text:span text:style-name="T28"> | 0.05</text:span></text:p>
      <text:p text:style-name="P49"><text:span text:style-name="T28">Ragged Coast | 0.2 | 0.</text:span><text:span text:style-name="T32">35</text:span><text:span text:style-name="T28"> | 0.25 | 0.2 | 0</text:span></text:p>
      <text:p text:style-name="P49"><text:span text:style-name="T28">Deep Wilds | 0.2 | 0.</text:span><text:span text:style-name="T32">3</text:span><text:span text:style-name="T34">5</text:span><text:span text:style-name="T28"> | 0.25 | 0.2 | 0</text:span></text:p>
      <text:p text:style-name="P54"><text:span text:style-name="T28">Flooded Lands | 0.2 | 0.</text:span><text:span text:style-name="T32">35</text:span><text:span text:style-name="T28"> | 0.25 | 0.</text:span><text:span text:style-name="T32">2</text:span></text:p>
      <text:p text:style-name="P47">Havens | 0.3 | 0.3 | 0.25 | 0.15 | 0</text:p>
      <text:p text:style-name="P49"><text:span text:style-name="T28">Hinterlands | 0.</text:span><text:span text:style-name="T32">15</text:span><text:span text:style-name="T28"> | 0.</text:span><text:span text:style-name="T29">2</text:span><text:span text:style-name="T32">5</text:span><text:span text:style-name="T28"> | 0.</text:span><text:span text:style-name="T29">3</text:span><text:span text:style-name="T28"> | 0.</text:span><text:span text:style-name="T29">3</text:span><text:span text:style-name="T28"> | 0</text:span></text:p>
      <text:p text:style-name="P49"><text:span text:style-name="T28">Tempest Hills | 0.1 | 0.</text:span><text:span text:style-name="T32">2</text:span><text:span text:style-name="T28"> | 0.3</text:span><text:span text:style-name="T29">5</text:span><text:span text:style-name="T28"> | 0.</text:span><text:span text:style-name="T29">35</text:span><text:span text:style-name="T28"> | 0</text:span></text:p>
      <text:p text:style-name="P49"><text:span text:style-name="T28">Veiled Mountains | 0.</text:span><text:span text:style-name="T32">05</text:span><text:span text:style-name="T28"> | 0.</text:span><text:span text:style-name="T29">1</text:span><text:span text:style-name="T32">5</text:span><text:span text:style-name="T28"> | 0.</text:span><text:span text:style-name="T29">4</text:span><text:span text:style-name="T28"> | 0.</text:span><text:span text:style-name="T29">4</text:span><text:span text:style-name="T28"> | 0</text:span></text:p>
      <text:p text:style-name="P49"><text:span text:style-name="T28">Shattered Wastes | 0 | 0.1 | 0.</text:span><text:span text:style-name="T29">3</text:span><text:span text:style-name="T28"> | 0.4 | 0.</text:span><text:span text:style-name="T29">2</text:span></text:p>
      <text:p text:style-name="P49"/>
      <text:p text:style-name="P50">Total points</text:p>
      <text:p text:style-name="P50"/>
      <text:p text:style-name="P50">Are equal to 120. In the Barrier islands, for example, troublesome enemies are rolls 1-30 (.25*120=30)</text:p>
      <text:p text:style-name="P51"/>
      <text:p text:style-name="P50">Then, you add your experience to your roll. For example if you roll 58, but you have exp of 8, then your roll is now 64 (now you will face a formidable enemy, not a dangerous one).</text:p>
      <text:p text:style-name="P51"/>
      <text:p text:style-name="P52">– Probabilities of encounter by enemy type </text:p>
      <text:p text:style-name="P53"><text:span text:style-name="T28">Region | </text:span><text:span text:style-name="T30">Ironlander</text:span><text:span text:style-name="T28"> | </text:span><text:span text:style-name="T30">Firstborn</text:span><text:span text:style-name="T28"> | </text:span><text:span text:style-name="T30">Animal</text:span><text:span text:style-name="T28"> | </text:span><text:span text:style-name="T30">Beast</text:span><text:span text:style-name="T28"> | </text:span><text:span text:style-name="T30">Horror</text:span></text:p>
      <text:p text:style-name="P48">--- | --- | --- | --- | --- | ---</text:p>
      <text:p text:style-name="P53"><text:span text:style-name="T28">Barrier Islands | 0.</text:span><text:span text:style-name="T30">35</text:span><text:span text:style-name="T28"> | 0.</text:span><text:span text:style-name="T30">1</text:span><text:span text:style-name="T28"> | 0.25 | 0.</text:span><text:span text:style-name="T30">1</text:span><text:span text:style-name="T28"> | 0.</text:span><text:span text:style-name="T30">2</text:span></text:p>
      <text:p text:style-name="P53"><text:span text:style-name="T28">Ragged Coast | 0.</text:span><text:span text:style-name="T30">35</text:span><text:span text:style-name="T28"> | 0.</text:span><text:span text:style-name="T30">1</text:span><text:span text:style-name="T28"> | 0.25 | 0.</text:span><text:span text:style-name="T30">1</text:span><text:span text:style-name="T28"> | 0.</text:span><text:span text:style-name="T30">2</text:span></text:p>
      <text:p text:style-name="P53"><text:soft-page-break/><text:span text:style-name="T28">Deep Wilds | 0.</text:span><text:span text:style-name="T30">2</text:span><text:span text:style-name="T28"> | 0.</text:span><text:span text:style-name="T30">35</text:span><text:span text:style-name="T28"> | 0.25 | 0.</text:span><text:span text:style-name="T30">1</text:span><text:span text:style-name="T28"> | 0.</text:span><text:span text:style-name="T30">1</text:span></text:p>
      <text:p text:style-name="P53"><text:span text:style-name="T28">Flooded Lands | 0.</text:span><text:span text:style-name="T30">15</text:span><text:span text:style-name="T28"> | 0.</text:span><text:span text:style-name="T30">15</text:span><text:span text:style-name="T28"> | 0.25 | 0.25 | 0.</text:span><text:span text:style-name="T30">2</text:span></text:p>
      <text:p text:style-name="P53"><text:span text:style-name="T28">Havens | 0.</text:span><text:span text:style-name="T30">6</text:span><text:span text:style-name="T28"> | 0.</text:span><text:span text:style-name="T30">1</text:span><text:span text:style-name="T28"> | 0.2 | 0.1 | 0.</text:span><text:span text:style-name="T30">05</text:span></text:p>
      <text:p text:style-name="P53"><text:span text:style-name="T28">Hinterlands | 0.2 | 0.</text:span><text:span text:style-name="T30">3</text:span><text:span text:style-name="T28"> | 0.</text:span><text:span text:style-name="T29">3</text:span><text:span text:style-name="T28"> | 0.</text:span><text:span text:style-name="T30">15</text:span><text:span text:style-name="T28"> | 0.</text:span><text:span text:style-name="T30">15</text:span></text:p>
      <text:p text:style-name="P53"><text:span text:style-name="T28">Tempest Hills | 0.15 | 0.</text:span><text:span text:style-name="T30">2</text:span><text:span text:style-name="T28"> | 0.</text:span><text:span text:style-name="T30">3</text:span><text:span text:style-name="T28"> | 0.</text:span><text:span text:style-name="T30">2</text:span><text:span text:style-name="T28"> | 0.</text:span><text:span text:style-name="T30">15</text:span></text:p>
      <text:p text:style-name="P53"><text:span text:style-name="T28">Veiled Mountains | 0.1 | 0.</text:span><text:span text:style-name="T31">2</text:span><text:span text:style-name="T28"> | 0.</text:span><text:span text:style-name="T31">4</text:span><text:span text:style-name="T28"> | 0.</text:span><text:span text:style-name="T31">3</text:span><text:span text:style-name="T28"> | 0</text:span></text:p>
      <text:p text:style-name="P52"><text:span text:style-name="T28">Shattered Wastes | 0.</text:span><text:span text:style-name="T31">01</text:span><text:span text:style-name="T28"> | 0.</text:span><text:span text:style-name="T31">19</text:span><text:span text:style-name="T28"> | 0.</text:span><text:span text:style-name="T29">3</text:span><text:span text:style-name="T28"> | 0.</text:span><text:span text:style-name="T31">3</text:span><text:span text:style-name="T28"> | 0.</text:span><text:span text:style-name="T29">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21:32:46.633047872</meta:creation-date>
    <meta:editing-duration>PT4H28M17S</meta:editing-duration>
    <meta:editing-cycles>14</meta:editing-cycles>
    <meta:generator>LibreOffice/6.4.6.2$Linux_X86_64 LibreOffice_project/40$Build-2</meta:generator>
    <dc:date>2021-02-11T15:50:14.303960907</dc:date>
    <meta:document-statistic meta:table-count="0" meta:image-count="0" meta:object-count="0" meta:page-count="6" meta:paragraph-count="240" meta:word-count="1694" meta:character-count="8918" meta:non-whitespace-character-count="7426"/>
  </office:meta>
</office:document-meta>
</file>